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F16" svg:font-family="F16" style:font-family-generic="swiss"/>
    <style:font-face style:name="F35" svg:font-family="F35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2pt" style:font-name-asian="F16" style:font-size-asian="12pt" style:font-name-complex="F16" style:font-size-complex="12pt"/>
    </style:style>
    <style:style style:name="P6" style:family="paragraph" style:parent-style-name="Standard">
      <style:text-properties fo:color="#000000" fo:font-size="12pt" style:font-size-asian="12pt" style:font-size-complex="12pt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P319504">
      <style:paragraph-properties fo:text-align="justify" style:justify-single-word="false" style:text-autospace="none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Times New Roman" fo:font-size="12pt" fo:font-style="normal" style:font-name-asian="F35" style:font-size-asian="12pt" style:font-style-asian="normal" style:font-name-complex="F35" style:font-size-complex="12pt" style:font-style-complex="normal"/>
    </style:style>
    <style:style style:name="T10" style:family="text">
      <style:text-properties style:font-name="Times New Roman" fo:font-size="12pt" style:font-name-asian="F16" style:font-size-asian="12pt" style:font-name-complex="F16" style:font-size-complex="12pt"/>
    </style:style>
    <style:style style:name="T11" style:family="text">
      <style:text-properties style:font-name="Times New Roman" fo:font-size="12pt" style:font-name-asian="F35" style:font-size-asian="12pt" style:font-name-complex="F35" style:font-size-complex="12pt"/>
    </style:style>
    <style:style style:name="T12" style:family="text">
      <style:text-properties style:font-name="Times New Roman" fo:font-size="12pt" fo:font-style="italic" style:font-name-asian="F35" style:font-size-asian="12pt" style:font-style-asian="italic" style:font-name-complex="F35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Island Records for Arthropods on Guam 2010 - 2011 </text:p>
      <text:p text:style-name="P1"/>
      <text:p text:style-name="P1">Prepared by Aubrey Moore, April 15, 2011</text:p>
      <text:p text:style-name="P1">Updated January 10, 2012</text:p>
      <text:p text:style-name="P1"/>
      <text:p text:style-name="P2">New records of bark beetles from a single coffee berry borer trap operated by Aubrey Moore at the University of Guam Yigo Agricultural Experiment Station, January through February, 2011. <text:s/>Determined by Donald Bright, Colorado State University. The trap caught seven species of scolytids, four of which are new island records.</text:p>
      <text:p text:style-name="P2"/>
      <text:p text:style-name="Standard"><text:tab/>COLEOPTERA</text:p>
      <text:p text:style-name="Standard"><text:tab/><text:tab/>Scolytidae (Bark beetles)</text:p>
      <text:p text:style-name="Standard"><text:tab/><text:tab/><text:tab/><text:span text:style-name="T2">Coccotrypes advena</text:span> Blandford</text:p>
      <text:p text:style-name="Standard"><text:tab/><text:tab/><text:tab/><text:span text:style-name="T2">Xylosandrus crassiusculus</text:span> (Motschulsky)</text:p>
      <text:p text:style-name="Standard"><text:tab/><text:tab/><text:tab/><text:span text:style-name="T2">Hypothemus burmanus</text:span> (Eichoff)</text:p>
      <text:p text:style-name="Standard"><text:tab/><text:tab/><text:tab/><text:span text:style-name="T2">Hypothemus crudiae</text:span> (Panzer)</text:p>
      <text:p text:style-name="Standard"/>
      <text:p text:style-name="Standard">New records of burrowing bugs. <text:s/>Reported in Jerzy, A. Lis and Zack, Richard S. 2010. A review of burrower bugs (Hemiptera: Heteroptera: Cydnidae sensu lato) of Guam. Zootaxa 2523 p57-64.</text:p>
      <text:p text:style-name="Standard"/>
      <text:p text:style-name="Standard"><text:tab/>HEMIPTERA</text:p>
      <text:p text:style-name="Standard"><text:tab/><text:tab/>Cydnidae (Burrowing bugs)</text:p>
      <text:p text:style-name="P11"><text:span text:style-name="SC1647"><text:span text:style-name="T7"><text:tab/><text:tab/><text:tab/>Byrsinus varians </text:span></text:span><text:span text:style-name="SC1647"><text:span text:style-name="T8">(Fabricius, 1803)</text:span></text:span></text:p>
      <text:p text:style-name="P11"><text:span text:style-name="SC1647"><text:span text:style-name="T8"><text:tab/><text:tab/><text:tab/></text:span></text:span><text:span text:style-name="SC1647"><text:span text:style-name="T7">Fromundus biimpressus </text:span></text:span><text:span text:style-name="SC1647"><text:span text:style-name="T8">(Horváth, 1919)</text:span></text:span></text:p>
      <text:p text:style-name="P3"><text:span text:style-name="SC1647"><text:span text:style-name="T8"><text:tab/><text:tab/><text:tab/></text:span></text:span><text:span text:style-name="SC1647"><text:span text:style-name="T7">Rhytidoporus indentatus </text:span></text:span><text:span text:style-name="SC1647"><text:span text:style-name="T8">Uhler, 1877</text:span></text:span></text:p>
      <text:p text:style-name="Standard"/>
      <text:p text:style-name="Standard">New record of a termite on Guam. Rep<text:span text:style-name="T6">orted in </text:span><text:span text:style-name="T10">Mankin, R. W., A. Moore 2010. Acoustic Detection of </text:span><text:span text:style-name="T12">Oryctes rhinoceros</text:span><text:span text:style-name="T11"> </text:span><text:span text:style-name="T10">(Coleoptera: Scarabaeidae: Dynastinae) and </text:span><text:span text:style-name="T12">Nasutitermes luzonicus</text:span><text:span text:style-name="T11"> </text:span><text:span text:style-name="T10">(Isoptera: Termitidae) in Palm Trees in Urban Guam. Journal of Economic Entomology 103(4) 1135-1143.</text:span></text:p>
      <text:p text:style-name="P5"/>
      <text:p text:style-name="P5"><text:tab/>ISOPTERA (Termites)</text:p>
      <text:p text:style-name="P5"><text:tab/><text:tab/>Termitidae</text:p>
      <text:p text:style-name="Standard"><text:span text:style-name="T10"><text:tab/><text:tab/><text:tab/> </text:span><text:span text:style-name="T12">Nasutitermes luzonicus </text:span><text:span text:style-name="T9">Oshima</text:span></text:p>
      <text:p text:style-name="P4"/>
      <text:p text:style-name="Standard">New record of a mite forming galls on <text:span text:style-name="T2">Hibiscus tiliaceae</text:span><text:span text:style-name="T3">. <text:s/>Determined by Cal Welbourn, Florida Department of Agriculture.</text:span></text:p>
      <text:p text:style-name="Standard"><text:s/></text:p>
      <text:p text:style-name="Standard"><text:tab/>ACARI (Mites)</text:p>
      <text:p text:style-name="Standard"><text:tab/><text:tab/>Eriophyidae</text:p>
      <text:p text:style-name="Standard"><text:tab/><text:tab/><text:tab/><text:span text:style-name="T2">Acerimina tiliaceae</text:span> Mohanasundaram &amp; Sharma</text:p>
      <text:p text:style-name="Standard"/>
      <text:p text:style-name="Standard">New records for spiders which arrived on a ship from South Korea. <text:s/>Determined from digital images by Seung Tae Kim, Seoul National University.</text:p>
      <text:p text:style-name="P6"/>
      <text:p text:style-name="P6"><text:tab/>ARANEAE (Spiders)</text:p>
      <text:p text:style-name="P6"><text:tab/><text:tab/>Araneidae</text:p>
      <text:p text:style-name="Standard"><text:span text:style-name="T4"><text:s/><text:tab/><text:tab/><text:tab/></text:span><text:span text:style-name="Emphasis"><text:span text:style-name="T4">Araneus ventricosus </text:span></text:span><text:span text:style-name="T4">(L. Koch, 1878) </text:span></text:p>
      <text:p text:style-name="Standard"><text:span text:style-name="Emphasis"><text:span text:style-name="T4"><text:tab/><text:tab/><text:tab/>Larinioides cornutus </text:span></text:span><text:span text:style-name="T4">(Clercki, 1757)</text:span></text:p>
      <text:p text:style-name="P8"/>
      <text:p text:style-name="P8"><text:soft-page-break/>New record for a scale insect found on hot pepper growing at the University of Hawaii. <text:s/>Genus determined from digital image by Gillian Watson, California Department of Foods and Agriculture.</text:p>
      <text:p text:style-name="P8"/>
      <text:p text:style-name="P8"><text:tab/>HEMIPTERA</text:p>
      <text:p text:style-name="P8"><text:tab/><text:tab/>Coccidae (soft scale insects)</text:p>
      <text:p text:style-name="P7"><text:span text:style-name="T4"><text:tab/><text:tab/><text:tab/>Pulvinaria </text:span><text:span text:style-name="T5">sp.</text:span></text:p>
      <text:p text:style-name="P9"/>
      <text:p text:style-name="P9">Little fire ant first detected on Guam at the Primo green waste dump site in Yigo. Species determined by Ross Miller, Cas Vanderwoude and others. <text:s/>A delimiting survey found about a dozen widely dispersed infestations.</text:p>
      <text:p text:style-name="P9"/>
      <text:p text:style-name="P9"><text:tab/>HYMENOPTERA</text:p>
      <text:p text:style-name="P9"><text:tab/><text:tab/>Formicidae (ants)</text:p>
      <text:p text:style-name="P7"><text:span text:style-name="T5"><text:tab/><text:tab/><text:tab/></text:span><text:span text:style-name="T4">Wasmannia auropunctata</text:span></text:p>
      <text:p text:style-name="Standard"/>
      <text:p text:style-name="Standard">Dr. Will Reeves found a new mosquito and a new black fly while doing surveys for the Navy.</text:p>
      <text:p text:style-name="Standard"/>
      <text:p text:style-name="Standard"><text:tab/>DIPTERA</text:p>
      <text:p text:style-name="Standard"><text:tab/><text:tab/>Culicidae (mosquitoes)</text:p>
      <text:p text:style-name="Standard"><text:tab/><text:tab/><text:tab/><text:span text:style-name="T2">Anopheles campestris</text:span></text:p>
      <text:p text:style-name="P10"><text:tab/><text:tab/>Simuliidae</text:p>
      <text:p text:style-name="Standard"><text:span text:style-name="T3"><text:tab/><text:tab/><text:tab/></text:span><text:span text:style-name="T1">Simulium aureohirtum</text:span> </text:p>
      <text:p text:style-name="P10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F16" svg:font-family="F16" style:font-family-generic="swiss"/>
    <style:font-face style:name="F35" svg:font-family="F35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319573" style:family="paragraph" style:parent-style-name="Standard" style:next-style-name="Standard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Tahoma" style:font-size-complex="12pt"/>
    </style:style>
    <style:style style:name="SP319504" style:family="paragraph" style:parent-style-name="Standard" style:next-style-name="Standard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Tahoma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SC1647" style:family="text">
      <style:text-properties fo:font-size="10pt" fo:font-style="italic" style:font-size-asian="10pt" style:font-style-asian="italic" style:font-size-complex="10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brey Moore</meta:initial-creator>
    <meta:creation-date>2011-04-15T15:18:08.09</meta:creation-date>
    <dc:date>2012-01-10T16:59:51.73</dc:date>
    <dc:creator>Aubrey Moore</dc:creator>
    <meta:editing-duration>PT02H25M49S</meta:editing-duration>
    <meta:editing-cycles>8</meta:editing-cycles>
    <meta:generator>OpenOffice.org/3.2$Win32 OpenOffice.org_project/320m12$Build-9483</meta:generator>
    <meta:document-statistic meta:table-count="0" meta:image-count="0" meta:object-count="0" meta:page-count="2" meta:paragraph-count="44" meta:word-count="343" meta:character-count="2448"/>
  </office:meta>
</office:document-meta>
</file>